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09ED4E5AB07109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6cm, 5.885cm, 9.085cm, 0.263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653cm" svg:height="12.699cm" svg:x="0.763cm" svg:y="1.017cm">
          <draw:image xlink:href="Pictures/10000000000004B20000042409ED4E5AB07109A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1-15T14:06:35.171060337</dc:date>
    <meta:editing-duration>P1DT3H27M4S</meta:editing-duration>
    <meta:editing-cycles>32</meta:editing-cycles>
    <meta:generator>LibreOffice/6.0.6.2$Linux_X86_64 LibreOffice_project/00m0$Build-2</meta:generator>
    <meta:document-statistic meta:object-count="1"/>
  </office:meta>
</office:document-meta>
</file>